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7" style:family="table-cell" style:parent-style-name="Default" style:data-style-name="N0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30" style:family="table-cell" style:parent-style-name="Default" style:data-style-name="N121">
      <style:table-cell-properties fo:background-color="#bcaed5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35" style:family="table-cell" style:parent-style-name="Default" style:data-style-name="N121">
      <style:table-cell-properties fo:background-color="#fcd3c1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2"/>
        <table:table-column table:style-name="co2" table:default-cell-style-name="ce1"/>
        <table:table-column table:style-name="co3" table:visibility="collapse" table:number-columns-repeated="4" table:default-cell-style-name="ce54"/>
        <table:table-column table:style-name="co4" table:visibility="collapse" table:default-cell-style-name="ce54"/>
        <table:table-column table:style-name="co5" table:visibility="collapse" table:default-cell-style-name="ce54"/>
        <table:table-column table:style-name="co3" table:visibility="collapse" table:default-cell-style-name="ce54"/>
        <table:table-column table:style-name="co6" table:visibility="collapse" table:default-cell-style-name="ce54"/>
        <table:table-column table:style-name="co7" table:visibility="collapse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4" office:value-type="string" calcext:value-type="string">
            <text:p>03/17/2018</text:p>
            <text:p>02:27:15</text:p>
          </table:table-cell>
          <table:table-cell table:style-name="ce5" office:value-type="string" calcext:value-type="string">
            <text:p>03/21/18</text:p>
            <text:p>20:51:45</text:p>
          </table:table-cell>
          <table:table-cell table:style-name="ce6" office:value-type="string" calcext:value-type="string">
            <text:p>03/22/18</text:p>
            <text:p>05:46:49</text:p>
          </table:table-cell>
          <table:table-cell table:style-name="ce6" office:value-type="string" calcext:value-type="string">
            <text:p>03/22/18</text:p>
            <text:p>22:18:09</text:p>
          </table:table-cell>
          <table:table-cell table:style-name="ce71" office:value-type="string" calcext:value-type="string">
            <text:p>03/23/18</text:p>
            <text:p>08:13:46</text:p>
          </table:table-cell>
          <table:table-cell table:style-name="ce71" office:value-type="string" calcext:value-type="string">
            <text:p>03/23/18</text:p>
            <text:p>11:47:07</text:p>
          </table:table-cell>
          <table:table-cell table:style-name="ce7" office:value-type="string" calcext:value-type="string">
            <text:p>03/24/18</text:p>
            <text:p>01:40:36</text:p>
          </table:table-cell>
          <table:table-cell table:style-name="ce7" office:value-type="string" calcext:value-type="string">
            <text:p>03/24/18</text:p>
            <text:p>12:05:27</text:p>
          </table:table-cell>
          <table:table-cell table:style-name="ce8" office:value-type="string" calcext:value-type="string">
            <text:p>03/25/18</text:p>
            <text:p>01:15:26</text:p>
          </table:table-cell>
          <table:table-cell table:style-name="ce8" office:value-type="string" calcext:value-type="string">
            <text:p>03/25/18</text:p>
            <text:p>05:35:46</text:p>
          </table:table-cell>
          <table:table-cell table:style-name="ce9" office:value-type="string" calcext:value-type="string">
            <text:p>03/26/18</text:p>
            <text:p>03:34:18</text:p>
          </table:table-cell>
          <table:table-cell table:style-name="ce9" office:value-type="string" calcext:value-type="string">
            <text:p>03/26/18</text:p>
            <text:p>09:13:52</text:p>
          </table:table-cell>
          <table:table-cell table:style-name="ce10" office:value-type="string" calcext:value-type="string">
            <text:p>03/27/18</text:p>
            <text:p>05:37:56</text:p>
          </table:table-cell>
          <table:table-cell table:style-name="ce10" office:value-type="string" calcext:value-type="string">
            <text:p>03/27/18</text:p>
            <text:p>11:16:11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16" table:formula="of:=AVERAGE([.C5:.P5])" office:value-type="float" office:value="3.57142857142857" calcext:value-type="float">
            <text:p>3.6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8" calcext:value-type="float">
            <text:p>8</text:p>
          </table:table-cell>
          <table:table-cell table:style-name="ce14" table:formula="of:=STDEV([.C5:.P5])" office:value-type="float" office:value="2.02728639069326" calcext:value-type="float">
            <text:p>2.03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9" table:formula="of:=AVERAGE([.C11:.P11])" office:value-type="float" office:value="1.78571428571429" calcext:value-type="float">
            <text:p>1.8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47692880035521" calcext:value-type="float">
            <text:p>1.4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22" table:formula="of:=AVERAGE([.C17:.P17])" office:value-type="float" office:value="2.07142857142857" calcext:value-type="float">
            <text:p>2.1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26881445053645" calcext:value-type="float">
            <text:p>1.27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130" table:formula="of:=AVERAGE([.C23:.P23])" office:value-type="float" office:value="1.28571428571429" calcext:value-type="float">
            <text:p>1.3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5" calcext:value-type="float">
            <text:p>5</text:p>
          </table:table-cell>
          <table:table-cell table:style-name="ce26" table:formula="of:=STDEV([.C23:.P23])" office:value-type="float" office:value="1.32598708826359" calcext:value-type="float">
            <text:p>1.33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135" table:formula="of:=AVERAGE([.C29:.P29])" office:value-type="float" office:value="4" calcext:value-type="float">
            <text:p>4.0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76215977250384" calcext:value-type="float">
            <text:p>3.76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31" table:formula="of:=AVERAGE([.C35:.P35])" office:value-type="float" office:value="1.35714285714286" calcext:value-type="float">
            <text:p>1.4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1.00820807201863" calcext:value-type="float">
            <text:p>1.0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134" table:formula="of:=AVERAGE([.C41:.P41])" office:value-type="float" office:value="1.42857142857143" calcext:value-type="float">
            <text:p>1.4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01634985756236" calcext:value-type="float">
            <text:p>1.0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137" table:formula="of:=AVERAGE([.C47:.P47])" office:value-type="float" office:value="2.85714285714286" calcext:value-type="float">
            <text:p>2.9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2.76953600271411" calcext:value-type="float">
            <text:p>2.77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1.57142857142857" calcext:value-type="float">
            <text:p>1.6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39858641350614" calcext:value-type="float">
            <text:p>1.4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142" table:formula="of:=AVERAGE([.C59:.P59])" office:value-type="float" office:value="2.71428571428571" calcext:value-type="float">
            <text:p>2.7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61441481696475" calcext:value-type="float">
            <text:p>2.61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2:44:22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3T23:03:58.759000000</dc:date>
    <meta:editing-cycles>123</meta:editing-cycles>
    <meta:editing-duration>PT9H22M47S</meta:editing-duration>
    <meta:document-statistic meta:table-count="1" meta:cell-count="1130" meta:object-count="0"/>
  </office:meta>
</office:document-meta>
</file>